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style:text-underline-style="solid" style:text-underline-width="auto" style:text-underline-color="font-color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style:font-name="Helvetic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P1">%#include AL/CCVD/protocoles/infoProtocole#%</text:p>
        <text:p text:style-name="P1">%#include AL/CCVD/protocoles/compensation/infoProtocoleCompensation#%</text:p>
        <text:p text:style-name="P4"/>
      </text:section>
      <text:p text:style-name="P4">%#include AL/CCVD/protocoles/statistiques#%</text:p>
      <text:p text:style-name="P4">%#include AL/CCVD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Helvetic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%#include AL_entete#%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creator>lga </dc:creator>
    <dc:date>2015-11-25T14:38:34.89</dc:date>
    <meta:editing-cycles>73</meta:editing-cycles>
    <meta:editing-duration>PT57M18S</meta:editing-duration>
    <meta:document-statistic meta:table-count="0" meta:image-count="0" meta:object-count="0" meta:page-count="1" meta:paragraph-count="6" meta:word-count="11" meta:character-count="223"/>
    <meta:user-defined meta:name="Info 1"/>
    <meta:user-defined meta:name="Info 2"/>
    <meta:user-defined meta:name="Info 3"/>
    <meta:user-defined meta:name="Info 4"/>
  </office:meta>
</office:document-meta>
</file>